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orphans="2" fo:widows="2" fo:break-before="pag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.1665in" fo:margin-bottom="0.1665in" loext:contextual-spacing="false" fo:line-height="100%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2" style:family="paragraph" style:parent-style-name="Standard">
      <style:paragraph-properties fo:margin-top="0.1665in" fo:margin-bottom="0.1665in" loext:contextual-spacing="false" fo:line-height="100%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3" style:family="paragraph" style:parent-style-name="Standard">
      <style:paragraph-properties fo:margin-top="0.1665in" fo:margin-bottom="0.1665in" loext:contextual-spacing="false" fo:line-height="100%" fo:text-align="start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4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5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6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8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1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2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5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6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7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8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9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0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1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2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3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4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5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7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8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9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0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1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2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3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4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8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9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0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1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3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4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5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6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7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8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9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0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1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2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4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5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6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7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8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9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4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5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6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7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0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1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2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3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4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5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6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7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9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0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2" style:family="paragraph" style:parent-style-name="Standard" style:list-style-name="WWNum27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3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4" style:family="paragraph" style:parent-style-name="Standard" style:list-style-name="WWNum1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5" style:family="paragraph" style:parent-style-name="Standard" style:list-style-name="WWNum7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6" style:family="paragraph" style:parent-style-name="Standard" style:list-style-name="WWNum9">
      <style:paragraph-properties fo:margin-left="1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7" style:family="paragraph" style:parent-style-name="Standard" style:list-style-name="WWNum14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8" style:family="paragraph" style:parent-style-name="Standard" style:list-style-name="WWNum7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9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orphans="2" fo:widows="2" fo:text-indent="0.0783in" style:auto-text-indent="false" fo:keep-with-next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10" style:family="paragraph" style:parent-style-name="Heading_20_1">
      <style:paragraph-properties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11" style:family="paragraph" style:parent-style-name="Heading_20_1">
      <style:paragraph-properties fo:margin-left="0in" fo:margin-right="0in" fo:margin-top="0.0398in" fo:margin-bottom="0.161in" loext:contextual-spacing="false" fo:line-height="100%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12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13" style:family="paragraph" style:parent-style-name="Heading_20_2">
      <style:paragraph-properties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14" style:family="paragraph" style:parent-style-name="Heading_20_2">
      <style:paragraph-properties fo:margin-left="0.4in" fo:margin-right="0in" fo:margin-top="0.3335in" fo:margin-bottom="0.0835in" loext:contextual-spacing="false" fo:line-height="100%" fo:text-align="justify" style:justify-single-word="false" fo:orphans="2" fo:widows="2" fo:text-indent="0.0783in" style:auto-text-indent="false" fo:keep-with-next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15" style:family="paragraph" style:parent-style-name="Heading_20_2">
      <style:paragraph-properties fo:margin-top="0.3335in" fo:margin-bottom="0.0835in" loext:contextual-spacing="false" fo:line-height="100%" fo:text-align="justify" style:justify-single-word="false" fo:orphans="2" fo:widows="2" fo:keep-with-next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color="#336633" fo:font-size="16pt" style:font-size-asian="16pt" style:font-size-complex="16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9" style:family="text">
      <style:text-properties fo:color="#000000" fo:font-size="17pt" fo:font-weight="bold" style:font-size-asian="17pt" style:font-weight-asian="bold" style:font-size-complex="17pt" style:font-weight-complex="bold"/>
    </style:style>
    <style:style style:name="T20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24" style:family="text">
      <style:text-properties style:text-underline-style="none"/>
    </style:style>
    <style:style style:name="T2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<text:bookmark text:name="_aczyuw2yex2w"/><text:span text:style-name="T1">Sistemas Informáticos</text:span><text:span text:style-name="T2"><text:line-break/></text:span><text:span text:style-name="T3">Unidad 08. Montaje y reparación de computadoras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4"><text:span text:style-name="T6">Licencia</text:span></text:p>
      <text:p text:style-name="P5"><text:span text:style-name="T8">Reconocimiento - No comercial - CompartirIgual </text:span><text:span text:style-name="T9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6">Nomenclatura</text:span></text:p>
      <text:p text:style-name="P6">A lo largo de este tema se utilizarán diferentes símbolos para distinguir elementos importantes dentro del contenido. Estos símbolos son:</text:p>
      <text:p text:style-name="P6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><text:soft-page-break/><text:s/></text:p>
      <text:p text:style-name="P8"><text:span text:style-name="T10"><text:s/>💬</text:span> <text:span text:style-name="T11">Interesante</text:span></text:p>
      <text:p text:style-name="P10"><text:span text:style-name="T14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58sxq4hh5i03" text:style-name="Index_20_Link" text:visited-style-name="Index_20_Link"><text:span text:style-name="T16">1. Introducción<text:tab/>3</text:span></text:a></text:p>
          <text:p text:style-name="P12"><text:a xlink:type="simple" xlink:href="#_xyqjc6p0tlwf" text:style-name="Index_20_Link" text:visited-style-name="Index_20_Link"><text:span text:style-name="T16">2. Medidas de seguridad<text:tab/>3</text:span></text:a></text:p>
          <text:p text:style-name="P14"><text:a xlink:type="simple" xlink:href="#_s1r3g3svfw7n" text:style-name="Index_20_Link" text:visited-style-name="Index_20_Link"><text:span text:style-name="T18">2.1 🧰 Paso 0: Conseguir piezas y herramientas<text:tab/>3</text:span></text:a></text:p>
          <text:p text:style-name="P14"><text:a xlink:type="simple" xlink:href="#_d4n6zna51rga" text:style-name="Index_20_Link" text:visited-style-name="Index_20_Link"><text:span text:style-name="T18">2.2 🧩 Paso 1: Procesador, RAM y placa base<text:tab/>4</text:span></text:a></text:p>
          <text:p text:style-name="P14"><text:a xlink:type="simple" xlink:href="#_fqvpjdkq2app" text:style-name="Index_20_Link" text:visited-style-name="Index_20_Link"><text:span text:style-name="T18">2.3 ⚙️Paso 2: Instalar fuente de alimentación y placa base<text:tab/>4</text:span></text:a></text:p>
          <text:p text:style-name="P14"><text:a xlink:type="simple" xlink:href="#_9y0dpa4h7vdw" text:style-name="Index_20_Link" text:visited-style-name="Index_20_Link"><text:span text:style-name="T18">2.4 💻 Paso 3: Instalar tarjetas de expansión<text:tab/>5</text:span></text:a></text:p>
          <text:p text:style-name="P14"><text:a xlink:type="simple" xlink:href="#_bi8265pqwubc" text:style-name="Index_20_Link" text:visited-style-name="Index_20_Link"><text:span text:style-name="T18">2.5 💾 Paso 4: Conectar disco duro, DVD y otros componentes SATA<text:tab/>5</text:span></text:a></text:p>
          <text:p text:style-name="P14"><text:a xlink:type="simple" xlink:href="#_b1hmg6w57kad" text:style-name="Index_20_Link" text:visited-style-name="Index_20_Link"><text:span text:style-name="T18">2.6🔌Paso 5: Cerrar la caja y conectar periféricos<text:tab/>5</text:span></text:a></text:p>
          <text:p text:style-name="P14"><text:a xlink:type="simple" xlink:href="#_vd57q1defnzq" text:style-name="Index_20_Link" text:visited-style-name="Index_20_Link"><text:span text:style-name="T18">2.7 Recursos recomendados<text:tab/>5</text:span></text:a></text:p>
          <text:p text:style-name="P12"><text:a xlink:type="simple" xlink:href="#_uzboawve6cum" text:style-name="Index_20_Link" text:visited-style-name="Index_20_Link"><text:span text:style-name="T16">3. Reparación de computadoras<text:tab/>6</text:span></text:a></text:p>
          <text:p text:style-name="P14"><text:a xlink:type="simple" xlink:href="#_7be8ygk3xx2r" text:style-name="Index_20_Link" text:visited-style-name="Index_20_Link"><text:span text:style-name="T18">3.1 Primeros pasos<text:tab/>6</text:span></text:a></text:p>
          <text:p text:style-name="P14"><text:a xlink:type="simple" xlink:href="#_7hj6j0agx3zk" text:style-name="Index_20_Link" text:visited-style-name="Index_20_Link"><text:span text:style-name="T18">3.2 Señales acústicas (Beep Codes)<text:tab/>6</text:span></text:a></text:p>
          <text:p text:style-name="P14"><text:a xlink:type="simple" xlink:href="#_zqn8g6o72b1" text:style-name="Index_20_Link" text:visited-style-name="Index_20_Link"><text:span text:style-name="T18">3.3 Problemas con la fuente de alimentación<text:tab/>6</text:span></text:a></text:p>
          <text:p text:style-name="P14"><text:a xlink:type="simple" xlink:href="#_xfv128g0dcsy" text:style-name="Index_20_Link" text:visited-style-name="Index_20_Link"><text:span text:style-name="T18">3.4 Problemas con la memoria RAM<text:tab/>7</text:span></text:a></text:p>
          <text:p text:style-name="P14"><text:a xlink:type="simple" xlink:href="#_zbkusvk0kllm" text:style-name="Index_20_Link" text:visited-style-name="Index_20_Link"><text:span text:style-name="T18">3.5 Problemas con la CPU<text:tab/>7</text:span></text:a></text:p>
          <text:p text:style-name="P14"><text:a xlink:type="simple" xlink:href="#_jyzy5g46jcrs" text:style-name="Index_20_Link" text:visited-style-name="Index_20_Link"><text:span text:style-name="T18">3.6 Problemas con la placa base<text:tab/>8</text:span></text:a></text:p>
          <text:p text:style-name="P14"><text:a xlink:type="simple" xlink:href="#_fsste6rtfju5" text:style-name="Index_20_Link" text:visited-style-name="Index_20_Link"><text:span text:style-name="T18">3.7 Problemas con la tarjeta gráfica o el monitor<text:tab/>8</text:span></text:a></text:p>
          <text:p text:style-name="P14"><text:a xlink:type="simple" xlink:href="#_t07agw5xzr8u" text:style-name="Index_20_Link" text:visited-style-name="Index_20_Link"><text:span text:style-name="T18">3.8 Problemas con dispositivos de almacenamiento<text:tab/>8</text:span></text:a></text:p>
          <text:p text:style-name="P14"><text:soft-page-break/><text:a xlink:type="simple" xlink:href="#_g6omfof60eti" text:style-name="Index_20_Link" text:visited-style-name="Index_20_Link"><text:span text:style-name="T18">3.9 Problemas relacionados con BIOS/UEFI<text:tab/>9</text:span></text:a></text:p>
          <text:p text:style-name="P12"><text:a xlink:type="simple" xlink:href="#_1w0arks9wjnl" text:style-name="Index_20_Link" text:visited-style-name="Index_20_Link"><text:span text:style-name="T16">4. Bibliografía<text:tab/>9</text:span></text:a></text:p>
        </text:index-body>
      </text:table-of-content>
      <text:p text:style-name="P11"/>
      <text:p text:style-name="P15"/>
      <text:p text:style-name="P16"><text:span text:style-name="T7">Unidad 08. Montaje y reparación de computadoras</text:span></text:p>
      <text:p text:style-name="P111"><text:bookmark text:name="_58sxq4hh5i03"/>1. Introducción</text:p>
      <text:p text:style-name="P21">En esta unidad vamos a aprender los pasos más comunes para <text:span text:style-name="T11">montar un ordenador desde cero</text:span>. Además, aprenderemos <text:span text:style-name="T11">medidas básicas de seguridad</text:span> para manipular componentes informáticos.</text:p>
      <text:p text:style-name="P21">Esta guía es solo un <text:span text:style-name="T11">apoyo textual</text:span>, pero para <text:span text:style-name="T11">comprender el proceso completamente</text:span> es obligatorio visualizar <text:span text:style-name="T11">videos, tutoriales y simuladores</text:span>, cuyos enlaces se incluyen más adelante.</text:p>
      <text:p text:style-name="P21">📌 <text:span text:style-name="T11">Importante</text:span>:<text:line-break/>Si tienes la oportunidad, puedes montar un ordenador real. Pero en ese caso, es <text:span text:style-name="T11">obligatorio seguir estrictamente las medidas de seguridad</text:span> para evitar riesgos y daños.</text:p>
      <text:p text:style-name="P110"><text:bookmark text:name="_xyqjc6p0tlwf"/>2. Medidas de seguridad</text:p>
      <text:p text:style-name="P21">Antes de manipular componentes electrónicos, es fundamental conocer y aplicar ciertas medidas de seguridad por dos razones:</text:p>
      <text:list xml:id="list2878443742" text:style-name="WWNum21">
        <text:list-item>
          <text:p text:style-name="P24">Proteger <text:span text:style-name="T11">tu integridad física</text:span>.</text:p>
        </text:list-item>
        <text:list-item>
          <text:p text:style-name="P53">Evitar <text:span text:style-name="T11">daños en los componentes</text:span> electrónicos.</text:p>
        </text:list-item>
      </text:list>
      <text:p text:style-name="P103"><text:span text:style-name="T11">⚠️ Riesgo de descarga eléctrica</text:span></text:p>
      <text:p text:style-name="P21">El ordenador debe estar <text:span text:style-name="T11">totalmente desconectado</text:span> de cualquier fuente de alimentación (incluidas las baterías si es un portátil).<text:line-break/> ⚠️ Componentes como la <text:span text:style-name="T11">fuente de alimentación</text:span> son especialmente peligrosos. No deben abrirse ni manipularse si no se tiene formación específica.</text:p>
      <text:p text:style-name="P103"><text:span text:style-name="T11">⚠️ Cargas electrostáticas</text:span></text:p>
      <text:p text:style-name="P21">Nuestro cuerpo puede acumular <text:span text:style-name="T11">electricidad estática</text:span>, que puede dañar componentes internos. Para evitarlo:</text:p>
      <text:list xml:id="list3185745988" text:style-name="WWNum25">
        <text:list-item>
          <text:p text:style-name="P25">Usa una <text:span text:style-name="T11">pulsera antiestática</text:span>.</text:p>
        </text:list-item>
        <text:list-item>
          <text:p text:style-name="P54">O bien toca una <text:span text:style-name="T11">estructura metálica con toma de tierra</text:span> antes de manipular componentes.</text:p>
        </text:list-item>
      </text:list>
      <text:p text:style-name="P103"><text:span text:style-name="T11">⚠️ Bordes afilados</text:span></text:p>
      <text:p text:style-name="P21">Muchas piezas del ordenador tienen <text:span text:style-name="T11">bordes cortantes</text:span>. Manipúlalas con cuidado para no cortarte.</text:p>
      <text:p text:style-name="P103"><text:span text:style-name="T11">⚠️ Líquidos</text:span></text:p>
      <text:p text:style-name="P21">El contacto con <text:span text:style-name="T11">agua u otros líquidos</text:span> puede dañar los componentes electrónicos. Si se moja un componente, espera a que esté completamente seco antes de conectarlo.</text:p>
      <text:p text:style-name="P113"><text:bookmark text:name="_s1r3g3svfw7n"/>2.1 🧰 Paso 0: Conseguir piezas y herramientas</text:p>
      <text:p text:style-name="P21">Antes de comenzar:</text:p>
      <text:list xml:id="list166361699" text:style-name="WWNum14">
        <text:list-item>
          <text:p text:style-name="P26"><text:soft-page-break/>Reúne todos los <text:span text:style-name="T11">componentes del ordenador</text:span>:</text:p>
          <text:list>
            <text:list-item>
              <text:p text:style-name="P104">Placa base, RAM, procesador, ventilador, disco duro, unidad óptica (DVD), etc.</text:p>
            </text:list-item>
          </text:list>
        </text:list-item>
        <text:list-item>
          <text:p text:style-name="P80">Reúne las <text:span text:style-name="T11">herramientas necesarias</text:span>:</text:p>
          <text:list>
            <text:list-item>
              <text:p text:style-name="P104">Destornillador.</text:p>
            </text:list-item>
            <text:list-item>
              <text:p text:style-name="P104">Recipiente para tornillos</text:p>
            </text:list-item>
            <text:list-item>
              <text:p text:style-name="P104">Pasta térmica.</text:p>
            </text:list-item>
            <text:list-item>
              <text:p text:style-name="P107">Linterna pequeña, etc.</text:p>
            </text:list-item>
          </text:list>
        </text:list-item>
      </text:list>
      <text:p text:style-name="P21">📌 <text:span text:style-name="T11">Importante</text:span>:<text:line-break/>Verifica que <text:span text:style-name="T11">todos los componentes son compatibles entre sí</text:span>. Si alguno no lo es, el sistema puede no funcionar o incluso <text:span text:style-name="T11">dañar otras piezas</text:span>.</text:p>
      <text:p text:style-name="P21">⚠️ Usa <text:span text:style-name="T11">herramientas adecuadas</text:span> para cada tarea. Por ejemplo, no utilices un cuchillo como destornillador, ya que podrías <text:span text:style-name="T11">lesionarte</text:span> o <text:span text:style-name="T11">romper piezas</text:span>.</text:p>
      <text:p text:style-name="P113"><text:bookmark text:name="_d4n6zna51rga"/>2.2 🧩 Paso 1: Procesador, RAM y placa base</text:p>
      <text:p text:style-name="P21">Este paso puede realizarse con la placa base dentro de la caja, pero es <text:span text:style-name="T11">más cómodo hacerlo fuera</text:span>.</text:p>
      <text:p text:style-name="P103"><text:span text:style-name="T11">Componentes necesarios:</text:span></text:p>
      <text:list xml:id="list2928741580" text:style-name="WWNum2">
        <text:list-item>
          <text:p text:style-name="P27">Placa base.</text:p>
        </text:list-item>
        <text:list-item>
          <text:p text:style-name="P81">Procesador (CPU).</text:p>
        </text:list-item>
        <text:list-item>
          <text:p text:style-name="P81">Pasta térmica.</text:p>
        </text:list-item>
        <text:list-item>
          <text:p text:style-name="P81">Ventilador del procesador (cooler: disipador + ventilador).</text:p>
        </text:list-item>
        <text:list-item>
          <text:p text:style-name="P55">Módulos de memoria RAM.</text:p>
        </text:list-item>
      </text:list>
      <text:p text:style-name="P103"><text:span text:style-name="T11">Procedimiento:</text:span></text:p>
      <text:list xml:id="list589675951" text:style-name="WWNum5">
        <text:list-item>
          <text:p text:style-name="P28">Inserta el <text:span text:style-name="T11">procesador en el zócalo</text:span> de la placa base.<text:line-break/>⚠️ <text:span text:style-name="T11">Solo encaja en una posición</text:span>. Usa el mecanismo ZIF (Zero Insertion Force).</text:p>
        </text:list-item>
        <text:list-item>
          <text:p text:style-name="P82">Aplica <text:span text:style-name="T11">pasta térmica</text:span> sobre el procesador. Una técnica habitual es dibujar una "X". Al colocar el disipador, esta se distribuye correctamente.</text:p>
        </text:list-item>
        <text:list-item>
          <text:p text:style-name="P82">⚠️ <text:span text:style-name="T11">Es obligatorio usar pasta térmica</text:span>. Sin ella, el procesador puede sobrecalentarse y dañarse.</text:p>
        </text:list-item>
        <text:list-item>
          <text:p text:style-name="P82"><text:soft-page-break/>Coloca el <text:span text:style-name="T11">disipador</text:span> sobre el procesador y monta el <text:span text:style-name="T11">ventilador</text:span>. Conecta el ventilador al conector correspondiente en la placa base.</text:p>
        </text:list-item>
        <text:list-item>
          <text:p text:style-name="P56">Inserta los módulos de <text:span text:style-name="T11">memoria RAM</text:span> en los zócalos.<text:line-break/> ⚠️ Son <text:span text:style-name="T11">asimétricos</text:span>: revisa bien la posición antes de insertar.</text:p>
        </text:list-item>
      </text:list>
      <text:p text:style-name="P113"><text:bookmark text:name="_fqvpjdkq2app"/>2.3 ⚙️Paso 2: Instalar fuente de alimentación y placa base</text:p>
      <text:p text:style-name="P112"><text:bookmark text:name="_thdhmzyttobo"/><text:span text:style-name="T20">Procedimiento:</text:span></text:p>
      <text:list xml:id="list946002462" text:style-name="WWNum6">
        <text:list-item>
          <text:p text:style-name="P29">Coloca la <text:span text:style-name="T11">fuente de alimentación</text:span> dentro de la caja y atorníllala.</text:p>
        </text:list-item>
        <text:list-item>
          <text:p text:style-name="P83">Instala la <text:span text:style-name="T11">placa base</text:span> dentro de la caja, respetando el <text:span text:style-name="T11">formato (ATX, microATX, etc.)</text:span> y atornilla correctamente.</text:p>
        </text:list-item>
        <text:list-item>
          <text:p text:style-name="P83">Conecta los <text:span text:style-name="T11">cables del chasis</text:span> (botón de encendido, reset, LED del disco, etc.) en la placa base. 👉 Consulta el <text:span text:style-name="T11">manual de la placa base</text:span> para ubicarlos correctamente.</text:p>
        </text:list-item>
        <text:list-item>
          <text:p text:style-name="P57">Conecta los <text:span text:style-name="T11">cables de alimentación</text:span> desde la fuente a la placa base.</text:p>
        </text:list-item>
      </text:list>
      <text:p text:style-name="P21">💡 <text:span text:style-name="T21">Consejo</text:span>: Si la caja es pequeña o necesitas más espacio, puedes dejar este paso para el final, para tener más espacio de manipulación.</text:p>
      <text:p text:style-name="P113"><text:bookmark text:name="_9y0dpa4h7vdw"/>2.4 💻 Paso 3: Instalar tarjetas de expansión</text:p>
      <text:p text:style-name="P21">En este paso insertamos tarjetas como:</text:p>
      <text:list xml:id="list736111923" text:style-name="WWNum23">
        <text:list-item>
          <text:p text:style-name="P30">Tarjeta gráfica.</text:p>
        </text:list-item>
        <text:list-item>
          <text:p text:style-name="P84">Tarjeta de red.</text:p>
        </text:list-item>
        <text:list-item>
          <text:p text:style-name="P58">Tarjetas de puertos, etc.</text:p>
        </text:list-item>
      </text:list>
      <text:p text:style-name="P21">Simplemente hay que:</text:p>
      <text:list xml:id="list1842241284" text:style-name="WWNum22">
        <text:list-item>
          <text:p text:style-name="P31"><text:span text:style-name="T11">Insertarlas en el slot compatible (PCIe, PCI...)</text:span></text:p>
        </text:list-item>
        <text:list-item>
          <text:p text:style-name="P59">Hacerlo con una <text:span text:style-name="T11">fuerza axial y suave</text:span>, de forma <text:span text:style-name="T11">vertical y sin forzar<text:line-break/></text:span> ⚠️ Un mal montaje puede <text:span text:style-name="T11">romper la placa base o la tarjeta</text:span>.</text:p>
        </text:list-item>
      </text:list>
      <text:p text:style-name="P113"><text:bookmark text:name="_bi8265pqwubc"/>2.5 💾 Paso 4: Conectar disco duro, DVD y otros componentes SATA</text:p>
      <text:list xml:id="list3783738511" text:style-name="WWNum18">
        <text:list-item>
          <text:p text:style-name="P32">Atornilla el <text:span text:style-name="T11">disco duro o unidad óptica</text:span> en una bahía adecuada (solo se necesitan <text:span text:style-name="T11">3 tornillos</text:span>).</text:p>
        </text:list-item>
        <text:list-item>
          <text:p text:style-name="P85">Conecta el <text:span text:style-name="T11">cable de alimentación</text:span> desde la fuente.</text:p>
        </text:list-item>
        <text:list-item>
          <text:p text:style-name="P60">Conecta el <text:span text:style-name="T11">cable de datos SATA</text:span> desde el dispositivo hasta la placa base.</text:p>
        </text:list-item>
      </text:list>
      <text:p text:style-name="P113"><text:bookmark text:name="_b1hmg6w57kad"/><text:soft-page-break/>2.6🔌Paso 5: Cerrar la caja y conectar periféricos</text:p>
      <text:p text:style-name="P21">Una vez instalados todos los componentes:</text:p>
      <text:list xml:id="list2222081167" text:style-name="WWNum7">
        <text:list-item>
          <text:p text:style-name="P33">Cierra la caja con los tornillos correspondientes.</text:p>
        </text:list-item>
        <text:list-item>
          <text:p text:style-name="P86">Conecta los <text:span text:style-name="T11">periféricos externos</text:span>:</text:p>
          <text:list>
            <text:list-item>
              <text:p text:style-name="P105"><text:span text:style-name="T11">Teclado y ratón</text:span> → por USB</text:p>
            </text:list-item>
            <text:list-item>
              <text:p text:style-name="P105"><text:span text:style-name="T11">Monitor</text:span> → por VGA, DVI, DP o HDMI</text:p>
            </text:list-item>
            <text:list-item>
              <text:p text:style-name="P105"><text:span text:style-name="T11">Altavoces</text:span> → conectores de audio</text:p>
            </text:list-item>
            <text:list-item>
              <text:p text:style-name="P108"><text:span text:style-name="T11">Red</text:span> → cable RJ-45 (Ethernet)</text:p>
            </text:list-item>
          </text:list>
        </text:list-item>
      </text:list>
      <text:p text:style-name="P113"><text:bookmark text:name="_vd57q1defnzq"/>2.7 Recursos recomendados</text:p>
      <text:p text:style-name="P103"><text:span text:style-name="T11">🛠 Simuladores</text:span></text:p>
      <text:list xml:id="list2358393704" text:style-name="WWNum3">
        <text:list-item>
          <text:p text:style-name="P34">Cisco IT Essentials Virtual Desktop <text:span text:style-name="T21">(requiere Flash Player)</text:span></text:p>
        </text:list-item>
        <text:list-item>
          <text:p text:style-name="P61">PC Building Simulator 1 y 2 <text:s/>Disponible en Epic Store:<text:line-break/><text:a xlink:type="simple" xlink:href="https://store.epicgames.com/es-ES/p/pc-building-simulator" text:style-name="ListLabel_20_271" text:visited-style-name="ListLabel_20_271"> </text:a><text:a xlink:type="simple" xlink:href="https://store.epicgames.com/es-ES/p/pc-building-simulator" text:style-name="ListLabel_20_272" text:visited-style-name="ListLabel_20_272"><text:span text:style-name="T22">https://store.epicgames.com/es-ES/p/pc-building-simulator</text:span></text:a></text:p>
        </text:list-item>
      </text:list>
      <text:p text:style-name="P103"><text:span text:style-name="T11">📚 Guías visuales</text:span></text:p>
      <text:list xml:id="list2489978266" text:style-name="WWNum13">
        <text:list-item>
          <text:p text:style-name="P35">Tom's Hardware <text:a xlink:type="simple" xlink:href="https://www.tomshardware.com/" text:style-name="ListLabel_20_272" text:visited-style-name="ListLabel_20_272"><text:span text:style-name="T22">https://www.tomshardware.com/</text:span></text:a> </text:p>
        </text:list-item>
        <text:list-item>
          <text:p text:style-name="P87">Instructables <text:a xlink:type="simple" xlink:href="https://www.instructables.com/" text:style-name="ListLabel_20_272" text:visited-style-name="ListLabel_20_272"><text:span text:style-name="T22">https://www.instructables.com/</text:span></text:a> </text:p>
        </text:list-item>
        <text:list-item>
          <text:p text:style-name="P87">Wikibooks <text:a xlink:type="simple" xlink:href="https://es.wikibooks.org/wiki/Mantenimiento_y_Montaje_de_Equipos_Inform%C3%A1ticos" text:style-name="ListLabel_20_273" text:visited-style-name="ListLabel_20_273"><text:span text:style-name="T23">https://es.wikibooks.org/wiki/Mantenimiento_y_Montaje_de_Equipos_Inform%C3%A1ticos</text:span></text:a></text:p>
        </text:list-item>
      </text:list>
      <text:list xml:id="list818878216" text:style-name="WWNum4">
        <text:list-item>
          <text:p text:style-name="P88">Cómo montar un PC – Paso a paso <text:a xlink:type="simple" xlink:href="https://www.youtube.com/watch?v=PXaLc9AYIcg" text:style-name="ListLabel_20_272" text:visited-style-name="ListLabel_20_272"><text:span text:style-name="T22">https://www.youtube.com/watch?v=PXaLc9AYIcg</text:span></text:a></text:p>
        </text:list-item>
        <text:list-item>
          <text:p text:style-name="P62">Guía definitiva para montar un PC <text:a xlink:type="simple" xlink:href="https://www.youtube.com/watch?v=BL4DCEp7blY" text:style-name="ListLabel_20_272" text:visited-style-name="ListLabel_20_272"><text:span text:style-name="T22">https://www.youtube.com/watch?v=BL4DCEp7blY</text:span></text:a></text:p>
        </text:list-item>
      </text:list>
      <text:p text:style-name="P110"><text:bookmark text:name="_uzboawve6cum"/>3. Reparación de computadoras</text:p>
      <text:p text:style-name="P22">En este apartado vamos a aprender cómo detectar problemas de hardware en un ordenador y varias estrategias para solucionarlos.</text:p>
      <text:p text:style-name="P22">📌 <text:span text:style-name="T11">Importante: </text:span>La mayoría de incidencias en un ordenador se deben a problemas de software. En esta unidad solo aprenderemos a reconocer y solucionar <text:span text:style-name="T11">problemas de hardware</text:span>.</text:p>
      <text:p text:style-name="P22"><text:soft-page-break/>Detectar un fallo de hardware requiere experiencia. Aquí se ofrecen muchos consejos prácticos, pero cada problema es diferente y no siempre existe una solución estándar.</text:p>
      <text:p text:style-name="P113"><text:bookmark text:name="_7be8ygk3xx2r"/>3.1 Primeros pasos</text:p>
      <text:p text:style-name="P22">Para identificar un problema de hardware, debemos comenzar revisando lo siguiente:</text:p>
      <text:list xml:id="list480891488" text:style-name="WWNum8">
        <text:list-item>
          <text:p text:style-name="P36">Comprobar si la <text:span text:style-name="T11">fuente de alimentación</text:span> funciona y distribuye correctamente la energía.</text:p>
        </text:list-item>
        <text:list-item>
          <text:p text:style-name="P89">Comprobar que <text:span text:style-name="T11">todos los conectores</text:span> y componentes estén bien conectados.</text:p>
        </text:list-item>
        <text:list-item>
          <text:p text:style-name="P89">Revisar que la <text:span text:style-name="T11">RAM</text:span> y las <text:span text:style-name="T11">tarjetas de expansión</text:span> estén correctamente insertadas.</text:p>
        </text:list-item>
        <text:list-item>
          <text:p text:style-name="P89">Verificar que el <text:span text:style-name="T11">disco duro, unidades DVD</text:span>, etc., tengan conectados los cables de <text:span text:style-name="T11">alimentación y datos</text:span>.</text:p>
        </text:list-item>
        <text:list-item>
          <text:p text:style-name="P89">Revisar que los <text:span text:style-name="T11">cables del frontal de la caja</text:span> estén conectados a la placa base.</text:p>
        </text:list-item>
        <text:list-item>
          <text:p text:style-name="P63">Comprobar que <text:span text:style-name="T11">teclado y ratón</text:span> estén correctamente conectados.</text:p>
        </text:list-item>
      </text:list>
      <text:p text:style-name="P22">Si el ordenador no arranca y tiene muchos componentes conectados, es recomendable desconectar todo lo posible e intentar encenderlo. Si funciona, se conectan los componentes uno por uno para identificar cuál falla.</text:p>
      <text:p text:style-name="P22">Después se intenta arrancar el ordenador. Si enciende pero hay problemas, se debe comprobar que los <text:span text:style-name="T11">ventiladores</text:span> funcionan correctamente.</text:p>
      <text:p text:style-name="P22">Si el equipo arranca bien, los primeros pasos han solucionado el problema. Si no, debemos continuar con el diagnóstico.</text:p>
      <text:p text:style-name="P113"><text:bookmark text:name="_7hj6j0agx3zk"/>3.2 Señales acústicas (Beep Codes)</text:p>
      <text:p text:style-name="P22">Los primeros diagnósticos suelen venir de la BIOS/UEFI a través de pitidos. Son muy útiles si no aparece imagen en la pantalla.</text:p>
      <text:p text:style-name="P22">Cada BIOS/UEFI tiene su propio sistema de pitidos, así que es fundamental consultar el <text:span text:style-name="T11">manual de la placa base</text:span>. Ejemplos comunes:</text:p>
      <text:list xml:id="list2418494369" text:style-name="WWNum11">
        <text:list-item>
          <text:p text:style-name="P37"><text:span text:style-name="T11">Pitido continuo</text:span> → Problema con la fuente de alimentación.</text:p>
        </text:list-item>
        <text:list-item>
          <text:p text:style-name="P90"><text:span text:style-name="T11">1 o 2 pitidos</text:span> → Módulo de RAM dañado o mal insertado.</text:p>
        </text:list-item>
        <text:list-item>
          <text:p text:style-name="P64"><text:span text:style-name="T11">2 pitidos cortos + 1 o 2 largos</text:span> → Fallo en la tarjeta gráfica.</text:p>
        </text:list-item>
      </text:list>
      <text:p text:style-name="P22">Si la tarjeta gráfica y la CPU funcionan, la pantalla puede mostrar un mensaje de error con más información.</text:p>
      <text:p text:style-name="P22"/>
      <text:p text:style-name="P114"><text:bookmark text:name="_zqn8g6o72b1"/>3.3 Problemas con la fuente de alimentación</text:p>
      <text:p text:style-name="P109"><text:soft-page-break/><text:span text:style-name="T11">Síntomas</text:span></text:p>
      <text:list xml:id="list189036808" text:style-name="WWNum26">
        <text:list-item>
          <text:p text:style-name="P38">Reinicios aleatorios.</text:p>
        </text:list-item>
        <text:list-item>
          <text:p text:style-name="P91">Bloqueos sin motivo aparente.</text:p>
        </text:list-item>
        <text:list-item>
          <text:p text:style-name="P91">Variación en la intensidad de los LEDs.</text:p>
        </text:list-item>
        <text:list-item>
          <text:p text:style-name="P91">Fallos cuando se usan componentes que consumen mucha energía (juegos 3D, cargas altas).</text:p>
        </text:list-item>
        <text:list-item>
          <text:p text:style-name="P65">Fallos al conectar muchos dispositivos al sistema.</text:p>
        </text:list-item>
      </text:list>
      <text:p text:style-name="P109"><text:span text:style-name="T11">Prevención</text:span></text:p>
      <text:list xml:id="list2100359877" text:style-name="WWNum28">
        <text:list-item>
          <text:p text:style-name="P39">Usar <text:span text:style-name="T11">protectores contra sobretensiones.</text:span></text:p>
        </text:list-item>
        <text:list-item>
          <text:p text:style-name="P66">Usar un <text:span text:style-name="T11">SAI/UPS</text:span> para evitar daños por cortes eléctricos.</text:p>
        </text:list-item>
      </text:list>
      <text:p text:style-name="P109"><text:span text:style-name="T11">Cómo reparar</text:span></text:p>
      <text:list xml:id="list1230165995" text:style-name="WWNum19">
        <text:list-item>
          <text:p text:style-name="P40">Verificar si la fuente ofrece la potencia necesaria.</text:p>
        </text:list-item>
        <text:list-item>
          <text:p text:style-name="P92">Retirar componentes para reducir la carga; si el fallo desaparece, la fuente no da la potencia indicada.</text:p>
        </text:list-item>
        <text:list-item>
          <text:p text:style-name="P92">Sustituirla por una de mayor potencia.</text:p>
        </text:list-item>
        <text:list-item>
          <text:p text:style-name="P67">Repararla solo si se tienen conocimientos eléctricos; normalmente es mejor <text:span text:style-name="T11">cambiarla.</text:span></text:p>
        </text:list-item>
      </text:list>
      <text:p text:style-name="P114"><text:bookmark text:name="_xfv128g0dcsy"/>3.4 Problemas con la memoria RAM</text:p>
      <text:p text:style-name="P109"><text:span text:style-name="T11">Síntomas</text:span></text:p>
      <text:list xml:id="list4176970469" text:style-name="WWNum12">
        <text:list-item>
          <text:p text:style-name="P41">Pitidos al arrancar.</text:p>
        </text:list-item>
        <text:list-item>
          <text:p text:style-name="P93">Errores de checksum en el POST.</text:p>
        </text:list-item>
        <text:list-item>
          <text:p text:style-name="P93">Pantallas azules.</text:p>
        </text:list-item>
        <text:list-item>
          <text:p text:style-name="P93">Fallos aleatorios en programas.</text:p>
        </text:list-item>
        <text:list-item>
          <text:p text:style-name="P68">Reinicios inesperados.</text:p>
        </text:list-item>
      </text:list>
      <text:p text:style-name="P109"><text:soft-page-break/><text:span text:style-name="T11">Cómo reparar</text:span></text:p>
      <text:list xml:id="list800436482" text:style-name="WWNum30">
        <text:list-item>
          <text:p text:style-name="P42">Revisar si los módulos están bien insertados.</text:p>
        </text:list-item>
        <text:list-item>
          <text:p text:style-name="P94">Verificar compatibilidad con la placa base.</text:p>
        </text:list-item>
        <text:list-item>
          <text:p text:style-name="P94">Desactivar overclock en la BIOS/UEFI.</text:p>
        </text:list-item>
        <text:list-item>
          <text:p text:style-name="P94">Probar la RAM en diferentes slots.</text:p>
        </text:list-item>
        <text:list-item>
          <text:p text:style-name="P94">Probar módulos alternativos.</text:p>
        </text:list-item>
        <text:list-item>
          <text:p text:style-name="P69">Sustituir el módulo defectuoso si se identifica.</text:p>
        </text:list-item>
      </text:list>
      <text:p text:style-name="P23"/>
      <text:p text:style-name="P23"/>
      <text:p text:style-name="P23"/>
      <text:p text:style-name="P114"><text:bookmark text:name="_zbkusvk0kllm"/>3.5 Problemas con la CPU</text:p>
      <text:p text:style-name="P109"><text:span text:style-name="T11">Síntomas</text:span></text:p>
      <text:list xml:id="list3464596439" text:style-name="WWNum29">
        <text:list-item>
          <text:p text:style-name="P43">El ordenador no arranca.</text:p>
        </text:list-item>
        <text:list-item>
          <text:p text:style-name="P95">El arranque se detiene.</text:p>
        </text:list-item>
        <text:list-item>
          <text:p text:style-name="P70">Bloqueos durante el uso.</text:p>
        </text:list-item>
      </text:list>
      <text:p text:style-name="P109"><text:span text:style-name="T11">Cómo reparar</text:span></text:p>
      <text:list xml:id="list1281144119" text:style-name="WWNum17">
        <text:list-item>
          <text:p text:style-name="P44">Verificar que la CPU esté correctamente insertada.</text:p>
        </text:list-item>
        <text:list-item>
          <text:p text:style-name="P96">Comprobar la <text:span text:style-name="T11">temperatura</text:span> desde BIOS o software (normalmente debe estar &lt; 50°C).</text:p>
        </text:list-item>
        <text:list-item>
          <text:p text:style-name="P96">Revisar que el ventilador/disipador funcione.</text:p>
        </text:list-item>
        <text:list-item>
          <text:p text:style-name="P96">Reemplazar la pasta térmica.</text:p>
        </text:list-item>
        <text:list-item>
          <text:p text:style-name="P96">Desactivar overclock en la BIOS/UEFI.</text:p>
        </text:list-item>
        <text:list-item>
          <text:p text:style-name="P96"><text:soft-page-break/>Sustituir el disipador si no funciona adecuadamente.</text:p>
        </text:list-item>
        <text:list-item>
          <text:p text:style-name="P71">Sustituir la CPU si se confirma que está defectuosa.</text:p>
        </text:list-item>
      </text:list>
      <text:p text:style-name="P114"><text:bookmark text:name="_jyzy5g46jcrs"/>3.6 Problemas con la placa base</text:p>
      <text:p text:style-name="P109"><text:span text:style-name="T11">Síntomas</text:span></text:p>
      <text:list xml:id="list1976804165" text:style-name="WWNum20">
        <text:list-item>
          <text:p text:style-name="P45">El ordenador no arranca.</text:p>
        </text:list-item>
        <text:list-item>
          <text:p text:style-name="P97">Fallos durante el POST.</text:p>
        </text:list-item>
        <text:list-item>
          <text:p text:style-name="P72">LEDs de la placa (si tiene) no se iluminan.</text:p>
        </text:list-item>
      </text:list>
      <text:p text:style-name="P109"><text:span text:style-name="T11">Cómo reparar</text:span></text:p>
      <text:list xml:id="list3101180974" text:style-name="WWNum1">
        <text:list-item>
          <text:p text:style-name="P46">Revisar conexiones de todos los componentes.</text:p>
        </text:list-item>
        <text:list-item>
          <text:p text:style-name="P98">Comprobar la posición de los jumpers.</text:p>
        </text:list-item>
        <text:list-item>
          <text:p text:style-name="P98">Revisar o restaurar la configuración de BIOS/UEFI.</text:p>
        </text:list-item>
        <text:list-item>
          <text:p text:style-name="P73">Sustituir la placa si está defectuosa.</text:p>
        </text:list-item>
      </text:list>
      <text:p text:style-name="P114"><text:bookmark text:name="_fsste6rtfju5"/>3.7 Problemas con la tarjeta gráfica o el monitor</text:p>
      <text:p text:style-name="P109"><text:span text:style-name="T11">Síntomas</text:span></text:p>
      <text:list xml:id="list1913164555" text:style-name="WWNum16">
        <text:list-item>
          <text:p text:style-name="P47">No aparece imagen.</text:p>
        </text:list-item>
        <text:list-item>
          <text:p text:style-name="P74">La imagen se ve mal o distorsionada.</text:p>
        </text:list-item>
      </text:list>
      <text:p text:style-name="P109"><text:span text:style-name="T11">Cómo reparar</text:span></text:p>
      <text:list xml:id="list195528438" text:style-name="WWNum10">
        <text:list-item>
          <text:p text:style-name="P48">Probar con otro monitor.</text:p>
        </text:list-item>
        <text:list-item>
          <text:p text:style-name="P99">Revisar el cable y la conexión.</text:p>
        </text:list-item>
        <text:list-item>
          <text:p text:style-name="P99">Revisar el montaje de la tarjeta gráfica.</text:p>
        </text:list-item>
        <text:list-item>
          <text:p text:style-name="P99">Comprobar que el ventilador de la gráfica funciona.</text:p>
        </text:list-item>
        <text:list-item>
          <text:p text:style-name="P75"><text:soft-page-break/>Sustituir la tarjeta o el monitor si se detecta avería.</text:p>
        </text:list-item>
      </text:list>
      <text:p text:style-name="P23"/>
      <text:p text:style-name="P114"><text:bookmark text:name="_t07agw5xzr8u"/>3.8 Problemas con dispositivos de almacenamiento</text:p>
      <text:p text:style-name="P109"><text:span text:style-name="T11">Síntomas</text:span></text:p>
      <text:list xml:id="list1329906184" text:style-name="WWNum24">
        <text:list-item>
          <text:p text:style-name="P49">Lentitud en lectura/escritura.</text:p>
        </text:list-item>
        <text:list-item>
          <text:p text:style-name="P100">El sistema operativo muestra errores o no arranca.</text:p>
        </text:list-item>
        <text:list-item>
          <text:p text:style-name="P76">Datos corruptos o inaccesibles.</text:p>
        </text:list-item>
      </text:list>
      <text:p text:style-name="P109"><text:span text:style-name="T11">Cómo reparar</text:span></text:p>
      <text:list xml:id="list1043928934" text:style-name="WWNum9">
        <text:list-item>
          <text:p text:style-name="P50">Comprobar el orden de arranque en BIOS.</text:p>
        </text:list-item>
        <text:list-item>
          <text:p text:style-name="P101">Revisar las conexiones.</text:p>
        </text:list-item>
        <text:list-item>
          <text:p text:style-name="P101">Verificar el estado de los cables.</text:p>
        </text:list-item>
        <text:list-item>
          <text:p text:style-name="P101">Usar herramientas de reparación:</text:p>
          <text:list>
            <text:list-item>
              <text:p text:style-name="P106">Windows → <text:span text:style-name="T21">chkdsk</text:span></text:p>
            </text:list-item>
            <text:list-item>
              <text:p text:style-name="P106">Linux → <text:span text:style-name="T21">fsck</text:span></text:p>
            </text:list-item>
          </text:list>
        </text:list-item>
        <text:list-item>
          <text:p text:style-name="P101">Hacer copia de seguridad cuanto antes.</text:p>
        </text:list-item>
        <text:list-item>
          <text:p text:style-name="P77">Sustituir la unidad si está dañada.</text:p>
        </text:list-item>
      </text:list>
      <text:p text:style-name="P115"><text:bookmark text:name="_g6omfof60eti"/>3.9 Problemas relacionados con BIOS/UEFI</text:p>
      <text:p text:style-name="P22">La configuración de BIOS/UEFI normalmente no cambia sola, pero si el problema apareció tras modificar algo, conviene revisar:</text:p>
      <text:list xml:id="list4106087885" text:style-name="WWNum27">
        <text:list-item>
          <text:p text:style-name="P51">Configuración de memoria.</text:p>
        </text:list-item>
        <text:list-item>
          <text:p text:style-name="P102">Overclock.</text:p>
        </text:list-item>
        <text:list-item>
          <text:p text:style-name="P102">Temperaturas.</text:p>
        </text:list-item>
        <text:list-item>
          <text:p text:style-name="P78"><text:soft-page-break/>Compatibilidad de dispositivos.</text:p>
        </text:list-item>
      </text:list>
      <text:p text:style-name="P22">Si no se encuentra nada, se pueden restaurar los <text:span text:style-name="T11">valores por defecto</text:span> desde BIOS o reiniciando el CMOS. Si el sistema no arranca, se puede resetear el CMOS siguiendo el manual de la placa o quitando la <text:span text:style-name="T11">batería</text:span> unos minutos.</text:p>
      <text:p text:style-name="P110"><text:bookmark text:name="_1w0arks9wjnl"/>4. Bibliografía</text:p>
      <text:list xml:id="list1921683110" text:style-name="WWNum15">
        <text:list-item>
          <text:p text:style-name="P52">Tom’s Hardware –<text:a xlink:type="simple" xlink:href="https://www.tomshardware.com" text:style-name="ListLabel_20_272" text:visited-style-name="ListLabel_20_272"><text:span text:style-name="T22"> https://www.tomshardware.com</text:span></text:a></text:p>
        </text:list-item>
        <text:list-item>
          <text:p text:style-name="P79">Computer Hope –<text:a xlink:type="simple" xlink:href="http://www.computerhope.com/hardqa.htm" text:style-name="ListLabel_20_272" text:visited-style-name="ListLabel_20_272"><text:span text:style-name="T22"> http://www.computerhope.com/hardqa.htm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71" style:display-name="ListLabel 271" style:family="text"/>
    <style:style style:name="ListLabel_20_272" style:display-name="ListLabel 272" style:family="text">
      <style:text-properties fo:color="#1155cc" style:text-underline-style="solid" style:text-underline-width="auto" style:text-underline-color="font-color"/>
    </style:style>
    <style:style style:name="ListLabel_20_273" style:display-name="ListLabel 273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8. Montaje y reparación de computadoras</text:span></text:p>
      </style:header>
      <style:footer>
        <text:p text:style-name="MP4"><text:span text:style-name="MT1">CFGS DAM/DAW<text:tab/><text:tab/>Unidad 08 - Página </text:span><text:page-number text:select-page="current">1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3" meta:paragraph-count="224" meta:word-count="1959" meta:character-count="12087" meta:non-whitespace-character-count="10452"/>
    <meta:generator>LibreOfficeDev/6.0.5.2$Linux_X86_64 LibreOffice_project/</meta:generator>
  </office:meta>
</office:document-meta>
</file>